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7" style:family="text">
      <style:text-properties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8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3cm" svg:height="0.9cm" draw:z-index="0"><draw:image xlink:href="../../odt/images/3047.png" xlink:type="simple" xlink:show="embed" xlink:actuate="onLoad"/></draw:frame></text:p>
          </table:table-cell>
          <table:table-cell table:style-name="Table1.B1" office:value-type="string">
            <text:h text:style-name="P7" text:outline-level="1">Размыкающий контакт реле с задержкой по размыканию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011cm" svg:height="2.251cm" draw:z-index="1"><draw:image xlink:href="../../odt/images/3047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8">логического И</text:span><text:span text:style-name="T12">-</text:span><text:span text:style-name="T13">НЕ</text:span><text:span text:style-name="T9"> с </text:span><text:span text:style-name="T10">задержкой по размыканию (включению обмотки)</text:span> для <text:span text:style-name="T8">входа блока</text:span> и значения, поданного на соответствующую <text:span text:style-name="T8">управляющую обмотку реле:</text:span></text:p>
            <text:p text:style-name="P3"><draw:frame draw:style-name="fr3" draw:name="Объект1" text:anchor-type="as-char" svg:width="13.667cm" svg:height="1.97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14">где </text:span><text:span text:style-name="T14"><draw:frame draw:style-name="fr3" draw:name="Объект2" text:anchor-type="as-char" svg:width="1.087cm" svg:height="0.56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"> – выходной сигнал блока,</text:span><text:span text:style-name="T14"><draw:frame draw:style-name="fr3" draw:name="Объект3" text:anchor-type="as-char" svg:width="1.753cm" svg:height="0.62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– значение (состояние) реле, </text:span><text:span text:style-name="T14"><draw:frame draw:style-name="fr3" draw:name="Объект4" text:anchor-type="as-char" svg:width="1.055cm" svg:height="0.564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– входной сигнал блока. Задержка по размыканию относится только к выключению реле.</text:span></text:p>
            <text:p text:style-name="P2"><text:span text:style-name="T15">Для того чтобы посмотреть структуру алгоритма – нажмите правой кнопкой на блок и выберите пункт «Действия» </text:span><text:span text:style-name="T16">→</text:span><text:span text:style-name="T15"> «Войти в субмодель». Передача сигнала</text:span><text:span text:style-name="T20"> </text:span><text:span text:style-name="T15">с управляющей обмотки реле реализуется при помощи блока </text:span><text:span text:style-name="T17">Из памяти</text:span><text:span text:style-name="T18">. </text:span><text:span text:style-name="T17">Задержка по размыканию</text:span><text:span text:style-name="T18"> реализована блоком </text:span><text:span text:style-name="T17">Задержка по выключению</text:span><text:span text:style-name="T18">.</text:span></text:p>
            <text:p text:style-name="P2"><text:span text:style-name="T19">Свойства</text:span>:</text:p>
            <text:list xml:id="list2653586840219370756" text:style-name="L1">
              <text:list-item>
                <text:p text:style-name="P4">Имя реле – имя, по которому определяется управляющее воздействие.</text:p>
              </text:list-item>
              <text:list-item>
                <text:p text:style-name="P4">Время задержки – время задержки<draw:frame draw:style-name="fr3" draw:name="Объект5" text:anchor-type="as-char" svg:width="0.704cm" svg:height="0.621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при выключении контакта рел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ыкающий контакт реле с задержкой по размыканию</dc:title>
    <dc:date>2014-12-01T18:49:32.21</dc:date>
    <meta:generator>OpenOffice/4.1.1$Win32 OpenOffice.org_project/411m6$Build-9775</meta:generator>
    <meta:editing-duration>PT2H18M9S</meta:editing-duration>
    <meta:editing-cycles>127</meta:editing-cycles>
    <meta:document-statistic meta:table-count="1" meta:image-count="2" meta:object-count="5" meta:page-count="1" meta:paragraph-count="13" meta:word-count="119" meta:character-count="817"/>
  </office:meta>
</office:document-meta>
</file>

<file path=Object 1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  <mi/>
                    <mi>и</mi>
                    <mi/>
                    <mrow>
                      <mo stretchy="false">¬</mo>
                      <msub>
                        <mi>x</mi>
                        <mi mathvariant="italic">relais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за</mi>
                    <mi mathvariant="italic">последние</mi>
                    <msub>
                      <mi>T</mi>
                      <mn>2</mn>
                    </msub>
                    <mi mathvariant="italic">секунд</mi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(t)=1; #
alignl 1, ~ если u(t)=1;~и~ neg x_relais(t)=1 ~за последние T_2 секунд; #
alignl 0, ~ если u(t)=0;  }
right none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